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justify" style:justify-single-word="false" style:writing-mode="lr-tb"/>
      <style:text-properties fo:font-size="9pt" officeooo:paragraph-rsid="001c7b5e" style:font-size-asian="9pt" style:font-size-complex="9pt"/>
    </style:style>
    <style:style style:name="P2"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1c7b5e" style:text-blinking="false" fo:background-color="transparent" style:font-size-asian="9pt" style:font-size-complex="9pt"/>
    </style:style>
    <style:style style:name="P3" style:family="paragraph" style:parent-style-name="Text_20_body">
      <style:paragraph-properties fo:margin-top="0in" fo:margin-bottom="0in" loext:contextual-spacing="false" fo:line-height="200%" fo:text-align="justify" style:justify-single-word="false" style:writing-mode="lr-tb"/>
      <style:text-properties fo:font-size="9pt" officeooo:paragraph-rsid="001c7b5e" style:font-size-asian="9pt" style:font-size-complex="9pt"/>
    </style:style>
    <style:style style:name="T1" style:family="text">
      <style:text-properties officeooo:rsid="001b4c42"/>
    </style:style>
    <style:style style:name="T2" style:family="text">
      <style:text-properties fo:font-variant="normal" fo:text-transform="none" fo:color="#ff00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size-asian="9pt" style:font-size-complex="9pt"/>
    </style:style>
    <style:style style:name="T5"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6" style:family="text">
      <style:text-properties fo:color="#ff0000" fo:font-size="12pt"/>
    </style:style>
    <style:style style:name="T7" style:family="text">
      <style:text-properties fo:font-size="12pt"/>
    </style:style>
    <style:style style:name="T8" style:family="text">
      <style:text-properties fo:color="#1155cc" fo:font-size="12pt" style:text-underline-style="solid" style:text-underline-width="auto" style:text-underline-color="font-color"/>
    </style:style>
    <style:style style:name="T9" style:family="text">
      <style:text-properties fo:font-size="9pt" style:font-size-asian="7.84999990463257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596ecec-7fff-fe28-7450-9a37e29f0a75"/><text:span text:style-name="T2">This section needs to be finalized. </text:span><text:span text:style-name="T3">Based on this evidence, we retained genes that had either or both of an Aragorn bit-score of at least 107 and a tRNAscan-SE 2.0 bit-score of at least 50, retaining 3579 genes found by both gene-finders, 36 genes found by Aragorn only, and 1 gene found by only  tRNAscan-SE (Table 1). These score cutoffs separated Aragorn-only genes within conserved gene clusters from singletons, which had lower scores (evidence not shown). We labeled 45 genes with identity # including 2 genes with unassigned identity by both genefinders, 6  genes marked as truncated or pseudo by tRNAscan-SE, 4 genes containing letter N, and 33 genes with different predicted structure and identity by genefinders (Table 9 from the Latex document shows ambiguous cases for 33 genes). Later, we were able to resolve the ambiguity of 10 genes predicted as Tyr by tRNAscan-SE and Asn by Aragorn. These 10 genes  predicted for 10 genomes of T.Cruzi clade had same TSE structure and same ARA folding, with relatively high TSE score (72) and low ARA score (108). They have been marked as intron containing genes by both genefinders with different reported intron locations within the anticodon loop. tRNAscan-SE reported an intron of length 13 between sites 37 and 38, however Aragorn reported an intron of length 13 between sites 35-36. It has been shown in previous works (ref: </text:span><text:a xlink:type="simple" xlink:href="https://www.ncbi.nlm.nih.gov/pubmed/19450263" text:style-name="Internet_20_link" text:visited-style-name="Visited_20_Internet_20_Link"><text:span text:style-name="T5">https://www.ncbi.nlm.nih.gov/pubmed/19450263</text:span></text:a><text:span text:style-name="T3">) that tRNA-Tyr genes of T. cruzi contain introns of length 13  between positions 37-38. Further, we observed that these genes appeared in similar common clusters (all having the same ambiguity) of clade T.cruzi which lacked class Tyr after annotation.  So, based on these evidence from genes’ predicted structure and scores, and completeness of functional types of 9 genomes we annotated these 10 genes as Ty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3:53:40.747460461</meta:creation-date>
    <dc:date>2019-06-24T16:42:59.911377776</dc:date>
    <meta:editing-duration>PT2H28M57S</meta:editing-duration>
    <meta:editing-cycles>4</meta:editing-cycles>
    <meta:generator>LibreOffice/5.1.6.2$Linux_X86_64 LibreOffice_project/10m0$Build-2</meta:generator>
    <meta:document-statistic meta:table-count="0" meta:image-count="0" meta:object-count="0" meta:page-count="1" meta:paragraph-count="1" meta:word-count="295" meta:character-count="1837" meta:non-whitespace-character-count="1538"/>
  </office:meta>
</office:document-meta>
</file>